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Open sans" svg:font-family="'Open sans'" style:font-family-generic="swiss"/>
    <style:font-face style:name="Merriweather" svg:font-family="Merriweather" style:font-family-generic="roman" style:font-pitch="variable"/>
    <style:font-face style:name="Open Sans" svg:font-family="'Open Sans'"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1681in" fo:margin-left="0.1299in" fo:margin-top="0in" fo:margin-bottom="0in" fo:break-before="auto" fo:break-after="auto" table:align="left" style:writing-mode="lr-tb"/>
    </style:style>
    <style:style style:name="Table1.A" style:family="table-column">
      <style:table-column-properties style:column-width="4.875in"/>
    </style:style>
    <style:style style:name="Table1.B" style:family="table-column">
      <style:table-column-properties style:column-width="2.2931in"/>
    </style:style>
    <style:style style:name="Table1.1" style:family="table-row">
      <style:table-row-properties style:min-row-height="2.5625in" fo:keep-together="auto"/>
    </style:style>
    <style:style style:name="Table1.A1" style:family="table-cell">
      <style:table-cell-properties style:vertical-align="bottom" fo:padding="0.1in" fo:border="none"/>
    </style:style>
    <style:style style:name="Table1.B1" style:family="table-cell">
      <style:table-cell-properties style:vertical-align="" fo:padding="0.1in" fo:border="none"/>
    </style:style>
    <style:style style:name="Table1.2" style:family="table-row">
      <style:table-row-properties style:min-row-height="9.8778in" fo:keep-together="auto"/>
    </style:style>
    <style:style style:name="P1" style:family="paragraph" style:parent-style-name="Standard">
      <style:paragraph-properties fo:margin-top="0in" fo:margin-bottom="0in" loext:contextual-spacing="false" fo:line-height="100%"/>
      <style:text-properties fo:language="en" fo:country="US"/>
    </style:style>
    <style:style style:name="P2" style:family="paragraph" style:parent-style-name="Standard">
      <style:paragraph-properties fo:margin-top="0in" fo:margin-bottom="0in" loext:contextual-spacing="false" fo:line-height="100%" fo:text-align="justify" style:justify-single-word="false"/>
      <style:text-properties style:font-name="Open sans" fo:language="en" fo:country="US" officeooo:paragraph-rsid="00099e4b"/>
    </style:style>
    <style:style style:name="P3" style:family="paragraph" style:parent-style-name="Standard">
      <style:paragraph-properties fo:line-height="100%"/>
      <style:text-properties fo:language="en" fo:country="US"/>
    </style:style>
    <style:style style:name="P4" style:family="paragraph" style:parent-style-name="Standard">
      <style:paragraph-properties fo:margin-left="0in" fo:margin-right="0.2083in" fo:margin-top="0in" fo:margin-bottom="0in" loext:contextual-spacing="false" fo:line-height="100%" fo:text-indent="0in" style:auto-text-indent="false" fo:padding="0in" fo:border="none"/>
      <style:text-properties fo:color="#2079c7" style:font-name="Open Sans" fo:language="en" fo:country="US" fo:font-weight="bold" officeooo:rsid="003176d3" officeooo:paragraph-rsid="003176d3" style:font-name-asian="Open Sans1" style:font-weight-asian="bold" style:font-name-complex="Open Sans1"/>
    </style:style>
    <style:style style:name="P5" style:family="paragraph" style:parent-style-name="Standard">
      <style:paragraph-properties fo:margin-left="0in" fo:margin-right="0.2083in" fo:margin-top="0in" fo:margin-bottom="0in" loext:contextual-spacing="false" fo:line-height="100%" fo:text-indent="0in" style:auto-text-indent="false" fo:padding="0in" fo:border="none"/>
      <style:text-properties fo:color="#3d3d3d" style:font-name="Proxima Nova" fo:language="en" fo:country="US" fo:font-weight="normal" officeooo:rsid="001dc38b" officeooo:paragraph-rsid="003176d3" style:font-name-asian="Proxima Nova1" style:font-weight-asian="normal" style:font-name-complex="Proxima Nova1" style:font-weight-complex="normal"/>
    </style:style>
    <style:style style:name="P6" style:family="paragraph" style:parent-style-name="Standard">
      <style:paragraph-properties fo:margin-left="0in" fo:margin-right="0.2083in" fo:margin-top="0in" fo:margin-bottom="0in" loext:contextual-spacing="false" fo:line-height="100%" fo:text-indent="0in" style:auto-text-indent="false" fo:padding="0in" fo:border="none"/>
      <style:text-properties fo:language="en" fo:country="US" officeooo:rsid="001dc38b" officeooo:paragraph-rsid="001dc38b"/>
    </style:style>
    <style:style style:name="P7" style:family="paragraph" style:parent-style-name="Heading_20_1">
      <style:paragraph-properties fo:margin-left="0in" fo:margin-right="0.2083in" fo:margin-top="0.222in" fo:margin-bottom="0in" loext:contextual-spacing="false" fo:line-height="100%" fo:text-align="start" style:justify-single-word="false" fo:orphans="0" fo:widows="0" fo:text-indent="0in" style:auto-text-indent="false" fo:padding="0in" fo:border="none"/>
      <style:text-properties fo:language="en" fo:country="US" officeooo:paragraph-rsid="0015a744"/>
    </style:style>
    <style:style style:name="P8" style:family="paragraph" style:parent-style-name="Heading_20_1">
      <style:paragraph-properties fo:margin-left="0in" fo:margin-right="0.2083in" fo:margin-top="0.222in" fo:margin-bottom="0in" loext:contextual-spacing="false" fo:line-height="100%" fo:text-align="start" style:justify-single-word="false" fo:orphans="0" fo:widows="0" fo:text-indent="0in" style:auto-text-indent="false" fo:padding="0in" fo:border="none"/>
      <style:text-properties fo:language="en" fo:country="US" officeooo:rsid="0015c397" officeooo:paragraph-rsid="0015c397"/>
    </style:style>
    <style:style style:name="P9" style:family="paragraph" style:parent-style-name="Standard">
      <style:paragraph-properties fo:margin-left="0in" fo:margin-right="0.2083in" fo:margin-top="0.222in" fo:margin-bottom="0in" loext:contextual-spacing="false" fo:line-height="100%" fo:text-align="start" style:justify-single-word="false" fo:orphans="0" fo:widows="0" fo:text-indent="0in" style:auto-text-indent="false" fo:padding="0in" fo:border="none"/>
      <style:text-properties fo:language="en" fo:country="US" officeooo:paragraph-rsid="0015a744"/>
    </style:style>
    <style:style style:name="P10" style:family="paragraph" style:parent-style-name="Standard">
      <style:paragraph-properties fo:margin-left="0in" fo:margin-right="0.2083in" fo:margin-top="0.222in" fo:margin-bottom="0in" loext:contextual-spacing="false" fo:line-height="100%" fo:text-align="start" style:justify-single-word="false" fo:orphans="0" fo:widows="0" fo:text-indent="0in" style:auto-text-indent="false" fo:padding="0in" fo:border="none"/>
      <style:text-properties fo:language="en" fo:country="US" officeooo:rsid="0015c397" officeooo:paragraph-rsid="0015c397"/>
    </style:style>
    <style:style style:name="P11" style:family="paragraph" style:parent-style-name="Standard">
      <style:paragraph-properties fo:margin-left="0in" fo:margin-right="0.2083in" fo:margin-top="0.222in" fo:margin-bottom="0in" loext:contextual-spacing="false" fo:line-height="100%" fo:text-align="start" style:justify-single-word="false" fo:keep-together="auto" fo:orphans="0" fo:widows="0" fo:text-indent="0in" style:auto-text-indent="false" fo:padding="0in" fo:border="none" fo:keep-with-next="auto"/>
      <style:text-properties fo:language="en" fo:country="US"/>
    </style:style>
    <style:style style:name="P12" style:family="paragraph" style:parent-style-name="Heading_20_3">
      <style:paragraph-properties fo:padding="0in" fo:border="none"/>
      <style:text-properties fo:language="en" fo:country="US"/>
    </style:style>
    <style:style style:name="P13" style:family="paragraph" style:parent-style-name="Heading_20_1">
      <style:paragraph-properties fo:padding="0in" fo:border="none"/>
      <style:text-properties fo:language="en" fo:country="US"/>
    </style:style>
    <style:style style:name="P14" style:family="paragraph" style:parent-style-name="Heading_20_1">
      <style:paragraph-properties fo:line-height="100%" fo:padding="0in" fo:border="none"/>
      <style:text-properties fo:language="en" fo:country="US"/>
    </style:style>
    <style:style style:name="P15" style:family="paragraph" style:parent-style-name="Heading_20_1">
      <style:paragraph-properties fo:padding="0in" fo:border="none"/>
      <style:text-properties style:font-name="Open sans" fo:language="en" fo:country="US" officeooo:paragraph-rsid="002bfb90"/>
    </style:style>
    <style:style style:name="P16" style:family="paragraph" style:parent-style-name="Heading_20_2">
      <style:paragraph-properties fo:padding="0in" fo:border="none"/>
      <style:text-properties fo:language="en" fo:country="US"/>
    </style:style>
    <style:style style:name="P17" style:family="paragraph" style:parent-style-name="Heading_20_2">
      <style:paragraph-properties fo:padding="0in" fo:border="none">
        <style:tab-stops/>
      </style:paragraph-properties>
      <style:text-properties fo:language="en" fo:country="US"/>
    </style:style>
    <style:style style:name="P18" style:family="paragraph" style:parent-style-name="Heading_20_2">
      <style:paragraph-properties fo:padding="0in" fo:border="none"/>
      <style:text-properties style:font-name="Open sans" fo:language="en" fo:country="US"/>
    </style:style>
    <style:style style:name="P19" style:family="paragraph" style:parent-style-name="Standard">
      <style:paragraph-properties fo:line-height="100%" fo:text-align="justify" style:justify-single-word="false" fo:padding="0in" fo:border="none"/>
      <style:text-properties fo:language="en" fo:country="US" officeooo:rsid="000e71d9" officeooo:paragraph-rsid="000fcf5d"/>
    </style:style>
    <style:style style:name="P20" style:family="paragraph" style:parent-style-name="Heading_20_1">
      <style:paragraph-properties fo:margin-top="0.2in" fo:margin-bottom="0in" loext:contextual-spacing="false" fo:padding="0in" fo:border="none"/>
      <style:text-properties fo:language="en" fo:country="US"/>
    </style:style>
    <style:style style:name="P21" style:family="paragraph" style:parent-style-name="Heading_20_1">
      <style:paragraph-properties fo:margin-top="0.2in" fo:margin-bottom="0in" loext:contextual-spacing="false" fo:line-height="100%" fo:padding="0in" fo:border="none"/>
      <style:text-properties fo:language="en" fo:country="US"/>
    </style:style>
    <style:style style:name="P22" style:family="paragraph" style:parent-style-name="Heading_20_2">
      <style:text-properties style:font-name="Open sans" fo:language="en" fo:country="US" officeooo:paragraph-rsid="00099e4b"/>
    </style:style>
    <style:style style:name="P23" style:family="paragraph" style:parent-style-name="Heading_20_2">
      <style:paragraph-properties fo:line-height="100%"/>
      <style:text-properties style:font-name="Open sans" fo:language="en" fo:country="US" officeooo:paragraph-rsid="00099e4b"/>
    </style:style>
    <style:style style:name="P24" style:family="paragraph" style:parent-style-name="Title">
      <style:paragraph-properties fo:margin-top="0in" fo:margin-bottom="0.0201in" loext:contextual-spacing="false" fo:text-align="justify" style:justify-single-word="false" fo:padding="0in" fo:border="none" style:shadow="none"/>
      <style:text-properties fo:font-size="26pt" fo:language="en" fo:country="US" style:font-size-asian="26pt" style:font-size-complex="26pt"/>
    </style:style>
    <style:style style:name="P25" style:family="paragraph" style:parent-style-name="Subtitle">
      <style:paragraph-properties fo:margin-top="0in" fo:margin-bottom="0.0201in" loext:contextual-spacing="false" fo:line-height="120%" fo:text-align="justify" style:justify-single-word="false" fo:padding="0in" fo:border="none" style:shadow="none"/>
      <style:text-properties fo:font-size="12pt" fo:language="en" fo:country="US" fo:font-style="normal" style:text-underline-style="none" style:font-size-asian="12pt" style:font-style-asian="normal" style:font-size-complex="12pt" style:font-style-complex="normal"/>
    </style:style>
    <style:style style:name="P26" style:family="paragraph" style:parent-style-name="Subtitle">
      <style:paragraph-properties fo:margin-top="0in" fo:margin-bottom="0.0201in" loext:contextual-spacing="false" fo:line-height="120%" fo:text-align="justify" style:justify-single-word="false" fo:padding="0in" fo:border="none" style:shadow="none"/>
      <style:text-properties fo:language="en" fo:country="US" officeooo:paragraph-rsid="00324c04"/>
    </style:style>
    <style:style style:name="P27" style:family="paragraph" style:parent-style-name="Standard">
      <style:paragraph-properties fo:margin-top="0in" fo:margin-bottom="0.0201in" loext:contextual-spacing="false" fo:line-height="115%" fo:padding="0in" fo:border="none"/>
      <style:text-properties fo:color="#000000" style:font-name="Open sans" fo:language="en" fo:country="US" style:font-name-asian="Open Sans1" style:font-name-complex="Open Sans1"/>
    </style:style>
    <style:style style:name="P28" style:family="paragraph" style:parent-style-name="Standard">
      <style:paragraph-properties fo:margin-top="0in" fo:margin-bottom="0.0201in" loext:contextual-spacing="false" fo:line-height="115%" fo:padding="0in" fo:border="none"/>
      <style:text-properties fo:color="#000000" style:font-name="Open sans" fo:language="en" fo:country="US" fo:font-weight="bold" style:font-name-asian="Open Sans1" style:font-weight-asian="bold" style:font-name-complex="Open Sans1"/>
    </style:style>
    <style:style style:name="P29" style:family="paragraph" style:parent-style-name="Standard">
      <loext:graphic-properties draw:fill="none"/>
      <style:paragraph-properties fo:margin-top="0in" fo:margin-bottom="0.0201in" loext:contextual-spacing="false" fo:text-align="justify" style:justify-single-word="false" fo:background-color="transparent" style:shadow="none"/>
      <style:text-properties fo:language="en" fo:country="US"/>
    </style:style>
    <style:style style:name="P30" style:family="paragraph" style:parent-style-name="Standard">
      <style:paragraph-properties fo:margin-top="0in" fo:margin-bottom="0.0201in" loext:contextual-spacing="false" fo:line-height="100%" fo:text-align="justify" style:justify-single-word="false" style:shadow="none"/>
      <style:text-properties style:font-name="Open sans" fo:language="en" fo:country="US"/>
    </style:style>
    <style:style style:name="P31" style:family="paragraph" style:parent-style-name="Standard">
      <style:paragraph-properties fo:margin-top="0.1228in" fo:margin-bottom="0.0398in" loext:contextual-spacing="false" fo:line-height="100%" fo:text-align="justify" style:justify-single-word="false" fo:orphans="0" fo:widows="0" fo:padding="0in" fo:border="none"/>
      <style:text-properties fo:color="#3d3d3d" style:font-name="Proxima Nova" fo:language="en" fo:country="US" officeooo:rsid="000fcf5d" officeooo:paragraph-rsid="000d5bc3" style:font-name-asian="Proxima Nova1" style:font-name-complex="Proxima Nova1"/>
    </style:style>
    <style:style style:name="P32" style:family="paragraph" style:parent-style-name="Standard">
      <style:paragraph-properties fo:margin-top="0.1228in" fo:margin-bottom="0.0398in" loext:contextual-spacing="false" fo:line-height="100%" fo:text-align="justify" style:justify-single-word="false" fo:padding="0in" fo:border="none"/>
      <style:text-properties fo:language="en" fo:country="US" officeooo:paragraph-rsid="000d5bc3"/>
    </style:style>
    <style:style style:name="P33" style:family="paragraph" style:parent-style-name="Standard">
      <style:paragraph-properties fo:margin-top="0.202in" fo:margin-bottom="0.1189in" loext:contextual-spacing="false" fo:line-height="100%" fo:text-align="justify" style:justify-single-word="false" fo:padding="0in" fo:border="none"/>
      <style:text-properties fo:language="en" fo:country="US" officeooo:rsid="000e71d9" officeooo:paragraph-rsid="000e71d9"/>
    </style:style>
    <style:style style:name="P34" style:family="paragraph" style:parent-style-name="Standard">
      <style:paragraph-properties fo:margin-top="0.0835in" fo:margin-bottom="0in" loext:contextual-spacing="false" fo:line-height="100%" fo:text-align="justify" style:justify-single-word="false" fo:padding="0in" fo:border="none"/>
      <style:text-properties fo:language="en" fo:country="US" officeooo:rsid="000fcf5d" officeooo:paragraph-rsid="000fcf5d"/>
    </style:style>
    <style:style style:name="P35" style:family="paragraph" style:parent-style-name="Standard">
      <style:paragraph-properties fo:margin-top="0.1193in" fo:margin-bottom="0.1193in" loext:contextual-spacing="false" fo:line-height="100%" fo:text-align="justify" style:justify-single-word="false"/>
      <style:text-properties style:font-name="Open sans" fo:language="en" fo:country="US" officeooo:paragraph-rsid="002aab69"/>
    </style:style>
    <style:style style:name="P36" style:family="paragraph" style:parent-style-name="Standard" style:master-page-name="Standard">
      <style:paragraph-properties fo:line-height="100%" style:page-number="1" fo:break-before="auto" fo:break-after="auto" fo:padding="0in" fo:border="none"/>
      <style:text-properties fo:font-size="6pt" fo:language="en" fo:country="US" style:font-size-asian="6pt" style:font-size-complex="6pt"/>
    </style:style>
    <style:style style:name="P37" style:family="paragraph" style:parent-style-name="Standard" style:list-style-name="WWNum1">
      <style:paragraph-properties fo:margin-left="0in" fo:margin-right="0.2083in" fo:margin-top="0.222in" fo:margin-bottom="0in" loext:contextual-spacing="false" fo:line-height="100%" fo:text-align="start" style:justify-single-word="false" fo:text-indent="0in" style:auto-text-indent="false" fo:padding="0in" fo:border="none"/>
      <style:text-properties fo:language="en" fo:country="US" officeooo:paragraph-rsid="001f2ced"/>
    </style:style>
    <style:style style:name="P38" style:family="paragraph" style:parent-style-name="Standard" style:list-style-name="WWNum1">
      <style:paragraph-properties fo:margin-left="0in" fo:margin-right="0.2083in" fo:margin-top="0in" fo:margin-bottom="0in" loext:contextual-spacing="false" fo:line-height="100%" fo:text-align="start" style:justify-single-word="false" fo:text-indent="0in" style:auto-text-indent="false" fo:padding="0in" fo:border="none"/>
      <style:text-properties fo:language="en" fo:country="US" officeooo:rsid="001dc38b" officeooo:paragraph-rsid="001dc38b"/>
    </style:style>
    <style:style style:name="T1" style:family="text">
      <style:text-properties fo:color="#000000" fo:font-size="10pt" style:font-size-asian="10pt" style:font-size-complex="10pt"/>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style>
    <style:style style:name="T4" style:family="text">
      <style:text-properties fo:font-size="10pt" fo:font-style="italic" fo:font-weight="normal" style:font-size-asian="10pt" style:font-style-asian="italic" style:font-weight-asian="normal" style:font-size-complex="10pt"/>
    </style:style>
    <style:style style:name="T5" style:family="text">
      <style:text-properties fo:font-style="italic" fo:font-weight="normal" style:font-style-asian="italic" style:font-weight-asian="normal"/>
    </style:style>
    <style:style style:name="T6" style:family="text">
      <style:text-properties fo:font-style="italic" fo:font-weight="normal" officeooo:rsid="00191b03" style:font-style-asian="italic" style:font-weight-asian="normal"/>
    </style:style>
    <style:style style:name="T7" style:family="text">
      <style:text-properties fo:font-weight="normal" style:font-weight-asian="normal"/>
    </style:style>
    <style:style style:name="T8" style:family="text">
      <style:text-properties officeooo:rsid="000d4634"/>
    </style:style>
    <style:style style:name="T9" style:family="text">
      <style:text-properties fo:color="#3d3d3d" style:font-name="Proxima Nova" style:font-name-asian="Proxima Nova1" style:font-name-complex="Proxima Nova1"/>
    </style:style>
    <style:style style:name="T10" style:family="text">
      <style:text-properties fo:color="#3d3d3d" style:font-name="Proxima Nova" officeooo:rsid="000d5bc3" style:font-name-asian="Proxima Nova1" style:font-name-complex="Proxima Nova1"/>
    </style:style>
    <style:style style:name="T11" style:family="text">
      <style:text-properties fo:color="#3d3d3d" style:font-name="Proxima Nova" officeooo:rsid="000e71d9" style:font-name-asian="Proxima Nova1" style:font-name-complex="Proxima Nova1"/>
    </style:style>
    <style:style style:name="T12" style:family="text">
      <style:text-properties officeooo:rsid="000e71d9"/>
    </style:style>
    <style:style style:name="T13" style:family="text">
      <style:text-properties officeooo:rsid="0015c397"/>
    </style:style>
    <style:style style:name="T14" style:family="text">
      <style:text-properties officeooo:rsid="00191b03"/>
    </style:style>
    <style:style style:name="T15" style:family="text">
      <style:text-properties officeooo:rsid="001cf9ff"/>
    </style:style>
    <style:style style:name="T16" style:family="text">
      <style:text-properties officeooo:rsid="001dc38b"/>
    </style:style>
    <style:style style:name="T17" style:family="text">
      <style:text-properties officeooo:rsid="001f2ced"/>
    </style:style>
    <style:style style:name="T18" style:family="text">
      <style:text-properties officeooo:rsid="00202956"/>
    </style:style>
    <style:style style:name="T19" style:family="text">
      <style:text-properties officeooo:rsid="00243f82"/>
    </style:style>
    <style:style style:name="T20" style:family="text">
      <style:text-properties officeooo:rsid="002845e5"/>
    </style:style>
    <style:style style:name="T21" style:family="text">
      <style:text-properties officeooo:rsid="002aab69"/>
    </style:style>
    <style:style style:name="T22" style:family="text">
      <style:text-properties officeooo:rsid="003176d3"/>
    </style:style>
    <style:style style:name="T23" style:family="text">
      <style:text-properties officeooo:rsid="00324c04"/>
    </style:style>
    <style:style style:name="T24" style:family="text">
      <style:text-properties fo:font-variant="normal" fo:text-transform="none" style:font-name="apple-system" fo:letter-spacing="normal" fo:font-style="normal" fo:font-weight="normal" fo:background-color="#ffffff" loext:char-shading-value="0" loext:padding="0in" loext:border="none"/>
    </style:style>
    <style:style style:name="T25" style:family="text">
      <style:text-properties fo:font-variant="normal" fo:text-transform="none" fo:color="#000000" style:font-name="apple-system" fo:letter-spacing="normal" fo:font-style="normal" style:text-underline-style="none" fo:font-weight="normal" fo:background-color="#ffffff" loext:char-shading-value="0" style:font-name-asian="Open Sans1" style:font-name-complex="Open Sans1" loext:padding="0in" loext:border="none"/>
    </style:style>
    <style:style style:name="T26" style:family="text">
      <style:text-properties fo:font-variant="normal" fo:text-transform="none" fo:color="#000000" style:font-name="apple-system" fo:letter-spacing="normal" fo:font-style="normal" style:text-underline-style="none" fo:font-weight="normal" officeooo:rsid="00324c04" fo:background-color="#ffffff" loext:char-shading-value="0" style:font-name-asian="Open Sans1" style:font-name-complex="Open Sans1" loext:padding="0in" loext:border="none"/>
    </style:style>
    <style:style style:name="T27" style:family="text">
      <style:text-properties officeooo:rsid="003a88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le1" table:style-name="Table1">
        <table:table-column table:style-name="Table1.A"/>
        <table:table-column table:style-name="Table1.B"/>
        <table:table-row table:style-name="Table1.1">
          <table:table-cell table:style-name="Table1.A1" office:value-type="string">
            <text:p text:style-name="P24"><text:bookmark text:name="_x8fm1uorkbaw"/>Bill Sweeney</text:p>
            <text:p text:style-name="P25"><text:bookmark text:name="_ymi089liagec"/>Full Stack Web Developer </text:p>
            <text:p text:style-name="P26"><text:bookmark text:name="_m0bqkd68kex"/>Github: <text:span text:style-name="T25">https://github.com/panamabil</text:span><text:span text:style-name="T26">ly</text:span></text:p>
            <text:p text:style-name="P26"><text:span text:style-name="T23">LinkedIN: </text:span><text:span text:style-name="T24">www.linkedin.com/in/billsweeney85</text:span> </text:p>
            <text:p text:style-name="P29">Experienced engineering professional with proven track record of providing sound engineering solutions, desiring to expand my horizons to full stack web development, which has a passion for computers and is <text:s/>highly focused on learning technologies, moving projects forward and also has the ability to communicate , collaborate with others as well as has the ability to complete highly technical projects with great attention to detail.</text:p>
            <text:p text:style-name="P30"/>
          </table:table-cell>
          <table:table-cell table:style-name="Table1.B1" office:value-type="string" table:protected="true">
            <text:p text:style-name="P27">Austin Metropolitan Area</text:p>
            <text:p text:style-name="P27">Round Rock, TX 78681</text:p>
            <text:p text:style-name="P28">(801) 540-8943</text:p>
            <text:p text:style-name="P28">billsweeney85@gmail.com</text:p>
          </table:table-cell>
        </table:table-row>
        <table:table-row table:style-name="Table1.2">
          <table:table-cell table:style-name="Table1.B1" office:value-type="string">
            <text:p text:style-name="P20"><text:bookmark text:name="_y7d3xdxnr44m"/>EXPERIENCE</text:p>
            <text:p text:style-name="P16"><text:bookmark text:name="_rfgvkg2ifhfd"/><text:span text:style-name="T2">General Assembly</text:span><text:span text:style-name="T1">, </text:span><text:span text:style-name="T3">Remote — </text:span><text:span text:style-name="T4"><text:s/>Software Engineering Immersive Student</text:span></text:p>
            <text:p text:style-name="P12"><text:bookmark text:name="_n64fgzu3lwuy"/>NOVEMBER 2011 - FEBRUARY 2022</text:p>
            <text:p text:style-name="P31">Completed 12-week, 500+ hour training program focused in Git/Github, HTML, CSS, JavaScript, Node, MongoDB, SQL, Python, and covered fundamental Computer Science topics. Fascinated with the material learned during the course and am excited about expanding my knowledge and starting a career in Tech. I enjoyed <text:s/>launching my first application in gitHub after working on it diligently for a few days.</text:p>
            <text:p text:style-name="P16"><text:bookmark text:name="_wj0puh61kxsr"/><text:span text:style-name="T2">Watearth Inc</text:span><text:span text:style-name="T1">, </text:span><text:span text:style-name="T3">Austin, TX — </text:span><text:span text:style-name="T4">Water Resources Engineer </text:span></text:p>
            <text:p text:style-name="P12"><text:bookmark text:name="_8hk593fs3sag"/>OCTOBER 2019 - OCTOBER 2021</text:p>
            <text:p text:style-name="P19">Worked as a project engineer and completed a FEMA Floodplain Map Revision for Creekside Hills Subdivision in Copperas Cove, TX . A 2-year water resource project budgeted roughly at 500K that consisted of technical hydraulic and hydrologlic models (H&amp;H) and a detailed engineering report supporting the modeling effort and change of floodplain inundation extents. Collaborated with GIS professionals to produce high quality floodplain maps. My <text:span text:style-name="T27">contribution</text:span> resulted in FEMA approval of the new inundation extents. Also, provided <text:span text:style-name="T27">technical</text:span> engineering assistance involving modeling, authored several technical reports, led technical training, updated project <text:span text:style-name="T27">management</text:span> tasks, conducted desktop studies in various other water <text:span text:style-name="T27">resource</text:span> engineering projects. Led weekly progress meeting for the company.</text:p>
            <text:p text:style-name="P16"><text:bookmark text:name="_1hxcpsc1hco2"/><text:span text:style-name="T2">Texas Commission on Environmental Quality, </text:span><text:span text:style-name="T3">Austin, TX</text:span><text:span text:style-name="T2"> </text:span><text:span text:style-name="T3">— </text:span><text:span text:style-name="T4">Dam Safety Engineering Specialist III</text:span></text:p>
            <text:p text:style-name="P12"><text:bookmark text:name="_ybypdmed418m"/>AUGUST 2013- MAY 2019</text:p>
            <text:p text:style-name="P33">Worked as dam safety engineer and reviewed detailed design plans , <text:span text:style-name="T20">e</text:span>mergency <text:span text:style-name="T20">ac</text:span>tion <text:span text:style-name="T20">p</text:span>lans and <text:span text:style-name="T20">h</text:span>ydrologic and <text:span text:style-name="T27">hydraulic</text:span> <text:span text:style-name="T27">technical</text:span> documents in a team based <text:span text:style-name="T27">environment.</text:span> Performed near 100 dam safety i<text:span text:style-name="T18">nsp</text:span>ections <text:span text:style-name="T17">as</text:span> primary or secondary inspector and reviewed <text:span text:style-name="T17">engineering r</text:span>eports and models submitted to the State for approval. <text:s text:c="2"/></text:p>
            <text:p text:style-name="P13"/>
            <text:p text:style-name="P13"><text:bookmark text:name="_yk8luflkpwij"/><text:soft-page-break/>EDUCATION</text:p>
            <text:p text:style-name="P17"><text:bookmark text:name="_6wymnhinx9q5"/>General Assembly, <text:span text:style-name="T7">Remote — </text:span><text:span text:style-name="T5">Software Engineering Immersive Graduate</text:span></text:p>
            <text:p text:style-name="P12"><text:bookmark text:name="_7vtcyzeczjot"/>NOVEMBER 2011 - FEBRUARY 2022</text:p>
            <text:p text:style-name="P32">Completed <text:span text:style-name="T9">2-week , 500+ hour training program </text:span><text:span text:style-name="T11">w</text:span><text:span text:style-name="T10">hich covered</text:span> <text:span text:style-name="T12">the</text:span> foundations of <text:span text:style-name="T12">Computer Science and </text:span>Full Stack <text:span text:style-name="T20">Web </text:span>Development. <text:span text:style-name="T12">The program focused on the technologies listed in my experience section and shown the project <text:s/>section below.</text:span></text:p>
            <text:p text:style-name="P16"><text:bookmark text:name="_czfiadnsgnzp"/>University of Utah, <text:span text:style-name="T7">Salt Lake City, UT — </text:span><text:span text:style-name="T5">B.S in Civil and Environmental Engineering</text:span></text:p>
            <text:p text:style-name="P12"><text:bookmark text:name="_miiyt1y6sl7g"/>DECEMBER 2009 - MAY 2013</text:p>
            <text:p text:style-name="P34">Graduated from ABET <text:span text:style-name="T27">accredited</text:span> university focusing in fundamentals of Civil and Environmental Engineering. My focus was in Water Resources, Hydrology and Environmental <text:span text:style-name="T27">Engineering.</text:span> <text:span text:style-name="T19">Completed </text:span><text:s/>upper division <text:span text:style-name="T19">coursework in</text:span> <text:span text:style-name="T19">Arc</text:span>GIS and P<text:span text:style-name="T19">roject Management. The GIS course sparked my interest in databases and GIS.</text:span></text:p>
            <text:p text:style-name="P15"><text:bookmark text:name="_jhv78pp9wtzd"/>PROJECTS</text:p>
            <text:p text:style-name="P18"><text:bookmark text:name="_vm051rmyhoww"/>Simon LightBoard Game <text:span text:style-name="T7">— </text:span><text:span text:style-name="T5">HTML, CSS and JavaScript </text:span><text:span text:style-name="T6">B</text:span><text:span text:style-name="T5">ased </text:span><text:span text:style-name="T6">P</text:span><text:span text:style-name="T5">roject</text:span></text:p>
            <text:p text:style-name="P35"><text:span text:style-name="T14">Developed</text:span> an application <text:span text:style-name="T14">in a week </text:span>using Javascript fundamentals that consisted of a game to be deployed online. <text:s/>I chose Simon which is a memory <text:s/>game of lights where the player has to <text:span text:style-name="T21">repeat </text:span>a <text:span text:style-name="T21">light</text:span> pattern given by the Simon board. <text:span text:style-name="T21">Enjoyed the struggle and the success of coding the logic for the computer code to check whether the light sequence matches the player entered sequence.</text:span></text:p>
            <text:p text:style-name="P22">Project 2 <text:span text:style-name="T7">— </text:span><text:span text:style-name="T6">React Based Project</text:span></text:p>
            <text:p text:style-name="P2"><text:span text:style-name="T21">Developed</text:span> an application using Javascript fundamentals that consisted of a game to be deployed online. <text:s text:c="2"/>Simon which is a memory <text:s/>game of lights where the player has to follow a pattern given by the Simon board. <text:span text:style-name="T21">I enjoyed the challenge of coding the logic for the computer code to check whether the light sequence matches the player sequence.</text:span></text:p>
            <text:p text:style-name="P23">Project 3 <text:span text:style-name="T7">— </text:span><text:span text:style-name="T6">Express Based Project</text:span></text:p>
            <text:p text:style-name="P2">My project was to develop an application using Javascript fundamentals that consisted of a game to be deployed online. <text:s/>I chose Simon which is a memory <text:s/>game of lights where the player has to follow a pattern given by the Simon board . The player wins after <text:s/>a certain amount of rounds are completed.</text:p>
            <text:p text:style-name="P23"><text:bookmark text:name="_g0jce18sqdsm"/>Project 4 <text:span text:style-name="T7">— </text:span><text:span text:style-name="T5">P</text:span><text:span text:style-name="T6">ython Based Project</text:span></text:p>
            <text:p text:style-name="P2">My project was to develop an application using Javascript fundamentals that consisted of a game to be deployed online. <text:s/>I chose Simon which is a memory <text:s/>game of lights where the player has to follow a pattern given by the Simon board . The player wins after <text:s/>a certain amount of rounds are completed.</text:p>
          </table:table-cell>
          <table:table-cell table:style-name="Table1.B1" office:value-type="string">
            <text:p text:style-name="P21"><text:bookmark text:name="_ca0awj8022e2"/>SKILLS</text:p>
            <text:list xml:id="list3243978698" text:style-name="WWNum1">
              <text:list-header>
                <text:p text:style-name="P37">Problem Solv<text:span text:style-name="T15">er <text:s text:c="14"/></text:span><text:s/><text:span text:style-name="T16">Detail Oriented <text:s text:c="7"/>Productive in High Pressure Environments <text:s text:c="4"/>Collaborative Spirit <text:s text:c="22"/>Active </text:span>Communicat<text:span text:style-name="T15">or </text:span></text:p>
                <text:p text:style-name="P38">Optimizes Time <text:span text:style-name="T27">Efficiently</text:span></text:p>
              </text:list-header>
            </text:list>
            <text:p text:style-name="P6"/>
            <text:p text:style-name="P4">CERTIFICATIONS</text:p>
            <text:p text:style-name="P5">Texas <text:span text:style-name="T22">EIT</text:span></text:p>
            <text:p text:style-name="P14"><text:span text:style-name="T13">D</text:span>EPLOYMENT</text:p>
            <text:p text:style-name="P1">Git,GitHub, Command Line</text:p>
            <text:p text:style-name="P14"><text:bookmark text:name="_cxxkes25b26"/>LANGUAGES</text:p>
            <text:p text:style-name="P11">HTML5, CSS, JavaScript, Pyth<text:span text:style-name="T8">on, Spanish</text:span></text:p>
            <text:p text:style-name="P8">RUNTIME ENVIRONMENTS</text:p>
            <text:p text:style-name="P10">Node</text:p>
            <text:p text:style-name="P7">FRAMEWORKS</text:p>
            <text:p text:style-name="P9">Express, Dango</text:p>
            <text:p text:style-name="P7">DATABASE SERVICES</text:p>
            <text:p text:style-name="P9">SQL, MongoDB</text:p>
            <text:p text:style-name="P9"/>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Open sans" svg:font-family="'Open sans'" style:font-family-generic="swiss"/>
    <style:font-face style:name="Merriweather" svg:font-family="Merriweather" style:font-family-generic="roman" style:font-pitch="variable"/>
    <style:font-face style:name="Open Sans" svg:font-family="'Open Sans'"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Merriweather" fo:font-size="9pt" fo:language="en" fo:country="US" style:letter-kerning="false" style:font-name-asian="Merriweather1" style:font-size-asian="9pt" style:language-asian="zh" style:country-asian="CN" style:font-name-complex="Merriweather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666666" style:font-name="Merriweather" fo:font-size="9pt" fo:language="en" fo:country="US" style:letter-kerning="false" style:font-name-asian="Merriweather1" style:font-size-asian="9pt" style:language-asian="zh" style:country-asian="CN"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2083in" fo:margin-top="0.0398in" fo:margin-bottom="0.0398in" loext:contextual-spacing="false" fo:line-height="100%" fo:text-align="justify" style:justify-single-word="false" fo:orphans="0" fo:widows="0" fo:text-indent="0in" style:auto-text-indent="false"/>
      <style:text-properties style:font-name="Open sans" fo:font-family="'Open sans'" style:font-family-generic="swiss" officeooo:rsid="000fcf5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165in" fo:margin-bottom="0in" loext:contextual-spacing="false" fo:line-height="100%" fo:break-before="auto" fo:break-after="auto"/>
      <style:text-properties fo:color="#2079c7" style:font-name="Open Sans" fo:font-family="'Open Sans'" style:font-family-generic="roman" style:font-pitch="variable"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keep-together="always" fo:break-before="auto" fo:break-after="auto"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top="0.0693in" fo:margin-bottom="0.0693in" loext:contextual-spacing="false" fo:line-height="100%" fo:keep-together="always" fo:break-before="auto" fo:break-after="auto" fo:keep-with-next="always"/>
      <style:text-properties fo:color="#666666" style:font-name="Open Sans" fo:font-family="'Open Sans'" style:font-family-generic="roman" style:font-pitch="variable" fo:font-size="8p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835in" loext:contextual-spacing="false" fo:line-height="100%" fo:break-before="auto" fo:break-after="auto"/>
      <style:text-properties fo:color="#0000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15%" fo:break-before="auto" fo:break-after="auto"/>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in" fo:margin-bottom="0.5992in" fo:margin-left="0.5992in" fo:margin-right="0.5992in" style:writing-mode="lr-tb" style:layout-grid-color="#c0c0c0" style:layout-grid-lines="254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12-16T00:00:23.070767971</dc:date>
    <meta:editing-duration>PT5H17M24S</meta:editing-duration>
    <meta:editing-cycles>27</meta:editing-cycles>
    <meta:document-statistic meta:table-count="1" meta:image-count="0" meta:object-count="0" meta:page-count="2" meta:paragraph-count="50" meta:word-count="753" meta:character-count="5083" meta:non-whitespace-character-count="4302"/>
  </office:meta>
</office:document-meta>
</file>